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15.983cm"/>
    </style:style>
    <style:style style:name="co5" style:family="table-column">
      <style:table-column-properties fo:break-before="auto" style:column-width="9.566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00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 style:data-style-name="N0">
      <style:table-cell-properties fo:background-color="#ffff00" fo:wrap-option="wrap" fo:border="0.06pt solid #000000" style:vertical-align="automat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1021" table:default-cell-style-name="ce5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CF Standard Name(s) used in CCI data products</text:p>
          </table:table-cell>
          <table:table-cell table:style-name="ce2" office:value-type="string" calcext:value-type="string">
            <text:p>CF UR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erosol</text:p>
          </table:table-cell>
          <table:table-cell table:style-name="ce3" office:value-type="string" calcext:value-type="string">
            <text:p>atmosphere_optical_thickness_due_to_aerosol</text:p>
          </table:table-cell>
          <table:table-cell table:style-name="ce3" office:value-type="string" calcext:value-type="string">
            <text:p>http://vocab.nerc.ac.uk/collection/P07/current/CFSN0763/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cloud</text:p>
          </table:table-cell>
          <table:table-cell table:style-name="ce3" office:value-type="string" calcext:value-type="string">
            <text:p>atmosphere_mass_content_of_cloud_condensed_water</text:p>
          </table:table-cell>
          <table:table-cell table:style-name="ce3" office:value-type="string" calcext:value-type="string">
            <text:p><text:a xlink:href="http://vocab.nerc.ac.uk/collection/P07/current/BBAD2149/" xlink:type="simple">http://vocab.nerc.ac.uk/collection/P07/current/BBAD2149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atmosphere_mass_content_of_cloud_liquid_water</text:p>
          </table:table-cell>
          <table:table-cell table:style-name="ce3" office:value-type="string" calcext:value-type="string">
            <text:p><text:a xlink:href="http://vocab.nerc.ac.uk/collection/P07/current/BBAD2159/" xlink:type="simple">http://vocab.nerc.ac.uk/collection/P07/current/BBAD2159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atmosphere_mass_content_of_cloud_ice</text:p>
          </table:table-cell>
          <table:table-cell table:style-name="ce3" office:value-type="string" calcext:value-type="string">
            <text:p><text:a xlink:href="http://vocab.nerc.ac.uk/collection/P07/current/BBAD2158/" xlink:type="simple">http://vocab.nerc.ac.uk/collection/P07/current/BBAD2158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atmosphere_optical_thickness_due_to_cloud</text:p>
          </table:table-cell>
          <table:table-cell table:style-name="ce3" office:value-type="string" calcext:value-type="string">
            <text:p><text:a xlink:href="http://vocab.nerc.ac.uk/collection/P07/current/CF12N184/" xlink:type="simple">http://vocab.nerc.ac.uk/collection/P07/current/CF12N184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atmosphere_optical_thickness_due_to_water_cloud</text:p>
          </table:table-cell>
          <table:table-cell table:style-name="ce3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atmosphere_optical_thickness_due_to_ice_cloud</text:p>
          </table:table-cell>
          <table:table-cell table:style-name="ce3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loud_area_fraction</text:p>
          </table:table-cell>
          <table:table-cell table:style-name="ce3" office:value-type="string" calcext:value-type="string">
            <text:p><text:a xlink:href="http://vocab.nerc.ac.uk/collection/P07/current/CFSN0745/" xlink:type="simple">http://vocab.nerc.ac.uk/collection/P07/current/CFSN0745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loud_area_fraction_in_atmosphere_layer</text:p>
          </table:table-cell>
          <table:table-cell table:style-name="ce3" office:value-type="string" calcext:value-type="string">
            <text:p><text:a xlink:href="http://vocab.nerc.ac.uk/collection/P07/current/CFSN0746/" xlink:type="simple">http://vocab.nerc.ac.uk/collection/P07/current/CFSN0746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effective_radius_of_cloud_condensed_water_particles_at_cloud_top</text:p>
          </table:table-cell>
          <table:table-cell table:style-name="ce3" office:value-type="string" calcext:value-type="string">
            <text:p>http://vocab.nerc.ac.uk/collection/P07/current/72YUKQJR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effective_radius_of_cloud_ice_crystals_at_cloud_top</text:p>
          </table:table-cell>
          <table:table-cell table:style-name="ce3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air_temperature_at_cloud_top</text:p>
          </table:table-cell>
          <table:table-cell table:style-name="ce3" office:value-type="string" calcext:value-type="string">
            <text:p>http://vocab.nerc.ac.uk/collection/P07/current/CFSN0025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cloud_top_altitude</text:p>
          </table:table-cell>
          <table:table-cell table:style-name="ce3" office:value-type="string" calcext:value-type="string">
            <text:p>http://vocab.nerc.ac.uk/collection/P07/current/CFSN0704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air_pressure_at_cloud_top</text:p>
          </table:table-cell>
          <table:table-cell table:style-name="ce3" office:value-type="string" calcext:value-type="string">
            <text:p><text:a xlink:href="http://vocab.nerc.ac.uk/collection/P07/current/CFSN0018/" xlink:type="simple">http://vocab.nerc.ac.uk/collection/P07/current/CFSN0018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area_fraction_of_liquid_cloud_water_particles_at_cloud_top</text:p>
          </table:table-cell>
          <table:table-cell table:style-name="ce3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fire</text:p>
          </table:table-cell>
          <table:table-cell table:style-name="ce7" office:value-type="string" calcext:value-type="string">
            <text:p>burned_area</text:p>
          </table:table-cell>
          <table:table-cell table:style-name="ce3" office:value-type="string" calcext:value-type="string">
            <text:p>http://vocab.nerc.ac.uk/collection/P07/current/CEDABECC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burned_area_fraction</text:p>
          </table:table-cell>
          <table:table-cell table:style-name="ce3" office:value-type="string" calcext:value-type="string">
            <text:p>http://vocab.nerc.ac.uk/collection/P07/current/GACJJFFJ/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ghg</text:p>
          </table:table-cell>
          <table:table-cell table:style-name="ce8" office:value-type="string" calcext:value-type="string">
            <text:p>column_average_mole_fraction_of_atmospheric_carbon_dioxide_in_dry_air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 office:value-type="string" calcext:value-type="string">
            <text:p>column_average_dry_air_mole_fraction_of_methane_in_dry_air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glaciers</text:p>
          </table:table-cell>
          <table:table-cell table:style-name="ce3" office:value-type="string" calcext:value-type="string">
            <text:p>land_ice_area_fraction</text:p>
          </table:table-cell>
          <table:table-cell table:style-name="ce3" office:value-type="string" calcext:value-type="string">
            <text:p><text:a xlink:href="http://vocab.nerc.ac.uk/collection/P07/current/CFSN0576/" xlink:type="simple">http://vocab.nerc.ac.uk/collection/P07/current/CFSN0576/</text:a>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landCov</text:p>
          </table:table-cell>
          <table:table-cell table:style-name="ce6" office:value-type="string" calcext:value-type="string">
            <text:p>land_cover_lccs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oceanCol</text:p>
          </table:table-cell>
          <table:table-cell table:style-name="ce3" office:value-type="string" calcext:value-type="string">
            <text:p>surface_ratio_of_upwelling_radiance_emerging_from_sea_water_to_downwelling_radiative_flux_in_air</text:p>
          </table:table-cell>
          <table:table-cell table:style-name="ce3" office:value-type="string" calcext:value-type="string">
            <text:p><text:a xlink:href="http://vocab.nerc.ac.uk/collection/P07/current/CFV13N26/" xlink:type="simple">http://vocab.nerc.ac.uk/collection/P07/current/CFV13N26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volume_absorption_coefficient_of_radiative_flux_in_sea_water</text:p>
          </table:table-cell>
          <table:table-cell table:style-name="ce3" office:value-type="string" calcext:value-type="string">
            <text:p>http://vocab.nerc.ac.uk/collection/P07/current/CFSN0062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mass_concentration_of_chlorophyll_a_in_sea_water</text:p>
          </table:table-cell>
          <table:table-cell table:style-name="ce3" office:value-type="string" calcext:value-type="string">
            <text:p><text:a xlink:href="http://vocab.nerc.ac.uk/collection/P07/current/CF14N7/" xlink:type="simple">http://vocab.nerc.ac.uk/collection/P07/current/CF14N7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volume_backwards_scattering_coefficient_of_radiative_flux_in_sea_water</text:p>
          </table:table-cell>
          <table:table-cell table:style-name="ce3" office:value-type="string" calcext:value-type="string">
            <text:p>http://vocab.nerc.ac.uk/collection/P07/current/CFSN0065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volume_attenuation_coefficient_of_downwelling_radiative_flux_in_sea_water</text:p>
          </table:table-cell>
          <table:table-cell table:style-name="ce3" office:value-type="string" calcext:value-type="string">
            <text:p><text:a xlink:href="http://vocab.nerc.ac.uk/collection/P07/current/CFSN0064/" xlink:type="simple">http://vocab.nerc.ac.uk/collection/P07/current/CFSN0064/</text:a>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ozone</text:p>
          </table:table-cell>
          <table:table-cell table:style-name="ce3" office:value-type="string" calcext:value-type="string">
            <text:p>atmosphere_mole_content_of_ozone</text:p>
          </table:table-cell>
          <table:table-cell table:style-name="ce3" office:value-type="string" calcext:value-type="string">
            <text:p>http://vocab.nerc.ac.uk/collection/P07/current/IDDFFADF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mole_fraction_of_ozone_in_air</text:p>
          </table:table-cell>
          <table:table-cell table:style-name="ce3" office:value-type="string" calcext:value-type="string">
            <text:p><text:a xlink:href="http://vocab.nerc.ac.uk/collection/P07/current/CFSN0513/" xlink:type="simple">http://vocab.nerc.ac.uk/collection/P07/current/CFSN0513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mole_concentration_of_ozone_in_air</text:p>
          </table:table-cell>
          <table:table-cell table:style-name="ce3" office:value-type="string" calcext:value-type="string">
            <text:p><text:a xlink:href="http://vocab.nerc.ac.uk/collection/P07/current/CF12N499/" xlink:type="simple">http://vocab.nerc.ac.uk/collection/P07/current/CF12N499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mole_content_of_ozone_in_atmosphere_layer</text:p>
          </table:table-cell>
          <table:table-cell table:style-name="ce3" office:value-type="string" calcext:value-type="string">
            <text:p><text:a xlink:href="http://vocab.nerc.ac.uk/collection/P07/current/IFDIAFIF/" xlink:type="simple">http://vocab.nerc.ac.uk/collection/P07/current/IFDIAFIF/</text:a>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seaLevel</text:p>
          </table:table-cell>
          <table:table-cell table:style-name="ce3" office:value-type="string" calcext:value-type="string">
            <text:p>amplitude_of_global_average_sea_level_change</text:p>
          </table:table-cell>
          <table:table-cell table:style-name="ce3" office:value-type="string" calcext:value-type="string">
            <text:p><text:a xlink:href="http://vocab.nerc.ac.uk/collection/P07/current/ZSDAR2KM/" xlink:type="simple">http://vocab.nerc.ac.uk/collection/P07/current/ZSDAR2KM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phase_of_global_average_sea_level_change</text:p>
          </table:table-cell>
          <table:table-cell table:style-name="ce3" office:value-type="string" calcext:value-type="string">
            <text:p><text:a xlink:href="http://vocab.nerc.ac.uk/collection/P07/current/EJ5JLPG7/" xlink:type="simple">http://vocab.nerc.ac.uk/collection/P07/current/EJ5JLPG7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harmonic_period</text:p>
          </table:table-cell>
          <table:table-cell table:style-name="ce3" office:value-type="string" calcext:value-type="string">
            <text:p><text:a xlink:href="http://vocab.nerc.ac.uk/collection/P07/current/SHGEIZRR/" xlink:type="simple">http://vocab.nerc.ac.uk/collection/P07/current/SHGEIZRR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office:value-type="string" calcext:value-type="string">
            <text:p>sea_surface_height_above_sea_level</text:p>
          </table:table-cell>
          <table:table-cell table:style-name="ce3" office:value-type="string" calcext:value-type="string">
            <text:p><text:a xlink:href="http://vocab.nerc.ac.uk/collection/P07/current/CFSN0375/" xlink:type="simple">http://vocab.nerc.ac.uk/collection/P07/current/CFSN0375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global_average_sea_level_change</text:p>
          </table:table-cell>
          <table:table-cell table:style-name="ce3" office:value-type="string" calcext:value-type="string">
            <text:p>http://vocab.nerc.ac.uk/collection/P07/current/CFSN0632/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tendency_of_global_average_sea_level_change</text:p>
          </table:table-cell>
          <table:table-cell table:style-name="ce3" office:value-type="string" calcext:value-type="string">
            <text:p><text:a xlink:href="http://vocab.nerc.ac.uk/collection/P07/current/XRCBF7SB/" xlink:type="simple">http://vocab.nerc.ac.uk/collection/P07/current/XRCBF7SB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tendency_of_sea_surface_height_above_sea_level</text:p>
          </table:table-cell>
          <table:table-cell table:style-name="ce3" office:value-type="string" calcext:value-type="string">
            <text:p>http://vocab.nerc.ac.uk/collection/P07/current/RQ2Q233Z/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sst</text:p>
          </table:table-cell>
          <table:table-cell table:style-name="ce3" office:value-type="string" calcext:value-type="string">
            <text:p>sea_water_temperature</text:p>
          </table:table-cell>
          <table:table-cell table:style-name="ce3" office:value-type="string" calcext:value-type="string">
            <text:p><text:a xlink:href="http://vocab.nerc.ac.uk/collection/P07/current/CFSN0335/" xlink:type="simple">http://vocab.nerc.ac.uk/collection/P07/current/CFSN0335/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 calcext:value-type="string">
            <text:p>sea_surface_skin_temperature</text:p>
          </table:table-cell>
          <table:table-cell table:style-name="ce3" office:value-type="string" calcext:value-type="string">
            <text:p><text:a xlink:href="http://vocab.nerc.ac.uk/collection/P07/current/CFV9N2/" xlink:type="simple">http://vocab.nerc.ac.uk/collection/P07/current/CFV9N2/</text:a>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soilMst</text:p>
          </table:table-cell>
          <table:table-cell table:style-name="ce6" office:value-type="string" calcext:value-type="string">
            <text:p>volumetric soil moisture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iceSheet</text:p>
          </table:table-cell>
          <table:table-cell table:style-name="ce6" office:value-type="string" calcext:value-type="string">
            <text:p>surface_elevation_change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ice_velocity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grounding line locations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 office:value-type="string" calcext:value-type="string">
            <text:p>calving front locations</text:p>
          </table:table-cell>
          <table:table-cell table:style-name="ce6"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2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seaIce</text:p>
          </table:table-cell>
          <table:table-cell table:style-name="ce3" office:value-type="string" calcext:value-type="string">
            <text:p>sea_ice_area_fraction</text:p>
          </table:table-cell>
          <table:table-cell table:style-name="ce3" office:value-type="string" calcext:value-type="string">
            <text:p><text:a xlink:href="http://vocab.nerc.ac.uk/collection/P07/current/CFSN0424/" xlink:type="simple">http://vocab.nerc.ac.uk/collection/P07/current/CFSN0424/</text:a>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9:07:50.85857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3:41:14Z</meta:creation-date>
    <dc:date>2016-01-28T09:08:15.480683105</dc:date>
    <meta:editing-duration>PT2M24S</meta:editing-duration>
    <meta:editing-cycles>2</meta:editing-cycles>
    <meta:document-statistic meta:table-count="3" meta:cell-count="106" meta:object-count="0"/>
  </office:meta>
</office:document-meta>
</file>